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3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4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5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6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7" style:family="paragraph" style:parent-style-name="tabletext">
      <style:paragraph-properties fo:margin-top="0.0138in" fo:margin-bottom="0.0138in" style:contextual-spacing="false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" style:family="paragraph" style:parent-style-name="tabletext">
      <style:paragraph-properties fo:margin-top="0.0138in" fo:margin-bottom="0.0138in" style:contextual-spacing="false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9" style:family="paragraph" style:parent-style-name="tabletext">
      <style:paragraph-properties fo:margin-top="0.0138in" fo:margin-bottom="0.0138in" style:contextual-spacing="false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0" style:family="paragraph" style:parent-style-name="Standard">
      <style:paragraph-properties fo:margin-top="0.0138in" fo:margin-bottom="0.0138in" style:contextual-spacing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11" style:family="paragraph" style:parent-style-name="Header">
      <style:paragraph-properties fo:margin-top="0.0138in" fo:margin-bottom="0.0138in" style:contextual-spacing="false" style:snap-to-layout-grid="false"/>
    </style:style>
    <style:style style:name="P12" style:family="paragraph" style:parent-style-name="Header">
      <style:paragraph-properties fo:margin-top="0.0138in" fo:margin-bottom="0.0138in" style:contextual-spacing="false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3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.0835in" fo:margin-bottom="0.0835in" style:contextual-spacing="false" fo:text-align="end" style:justify-single-word="false" style:snap-to-layout-grid="false"/>
    </style:style>
    <style:style style:name="P19" style:family="paragraph" style:parent-style-name="Standard">
      <style:paragraph-properties fo:margin-top="0.0835in" fo:margin-bottom="0.0835in" style:contextual-spacing="false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2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Text_20_body">
      <style:text-properties fo:font-variant="normal" fo:text-transform="none" fo:color="#141412" style:font-name="Source Sans Pro" fo:font-size="18pt" fo:letter-spacing="normal" fo:font-style="normal" fo:font-weight="bold" style:font-weight-asian="normal" style:font-weight-complex="normal"/>
    </style:style>
    <style:style style:name="P23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ac0404" style:text-line-through-style="none" fo:letter-spacing="normal" style:text-underline-style="none" style:text-blinking="false"/>
    </style:style>
    <style:style style:name="P24" style:family="paragraph" style:parent-style-name="Text_20_body">
      <style:paragraph-properties fo:margin-left="0in" fo:margin-right="0in" fo:margin-top="0in" fo:margin-bottom="0in" style:contextual-spacing="false" style:line-height-at-least="0.2402in" fo:text-indent="0in" style:auto-text-indent="false"/>
      <style:text-properties fo:font-variant="normal" fo:text-transform="none" fo:color="#141412" style:font-name="Source Sans Pro" fo:font-size="11.5pt" fo:letter-spacing="normal" fo:font-style="normal" fo:font-weight="normal"/>
    </style:style>
    <style:style style:name="P25" style:family="paragraph" style:parent-style-name="Text_20_body">
      <style:paragraph-properties fo:margin-left="0in" fo:margin-right="0in" fo:margin-top="0in" fo:margin-bottom="0in" style:contextual-spacing="false" style:line-height-at-least="0.2402in" fo:text-indent="0in" style:auto-text-indent="false"/>
      <style:text-properties fo:font-variant="normal" fo:text-transform="none" fo:color="#141412" style:font-name="Source Sans Pro" fo:font-size="11.5pt" fo:letter-spacing="normal" fo:font-style="normal" fo:font-weight="bold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fo:margin-top="0.05in" fo:margin-bottom="0.05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ownload Restrict through Squid Server in CentOS</text:p>
      <text:p text:style-name="P24">Step 1:</text:p>
      <text:p text:style-name="P24">Installation of Squid Server in CentOS</text:p>
      <text:p text:style-name="P24">Install the squid server in centos by using the following command</text:p>
      <text:p text:style-name="P24"># yum install squid*;</text:p>
      <text:p text:style-name="P24">Yum Server will automatically download .rpm packages from internet,reslove the</text:p>
      <text:p text:style-name="P24">depentance itself and install it.</text:p>
      <text:p text:style-name="P24">The configuration file located in the following path</text:p>
      <text:p text:style-name="P24">/etc/squid/squid.conf</text:p>
      <text:p text:style-name="P24"/>
      <text:p text:style-name="P24">Step 2:</text:p>
      <text:p text:style-name="P24">Configuration of Squid Server for internet access in specified port</text:p>
      <text:p text:style-name="P24">To change the port number of squid proxy as 3128 by changing the port number in</text:p>
      <text:p text:style-name="P24">squid.conf file</text:p>
      <text:p text:style-name="P24">#vim /etc/squid/squid.conf</text:p>
      <text:p text:style-name="P24">here you must set the parameter like “ <text:span text:style-name="T7">http_port = 3128</text:span> ”</text:p>
      <text:p text:style-name="P24">For internet access, you create the “Access Control List” for specified network range, you create the</text:p>
      <text:p text:style-name="P24">ACL for “192.168.2.0/255.255.255.0” network range by using the following changes made in the</text:p>
      <text:p text:style-name="P24">squid.conf file.</text:p>
      <text:p text:style-name="P24"><text:span text:style-name="T7">acl ss4u src 192.168.2.0/255.255.255.0 /* </text:span>here ss4u is acl name,optional one <text:span text:style-name="T7">*/</text:span></text:p>
      <text:p text:style-name="P24">And allow internet access for that network range by</text:p>
      <text:p text:style-name="P25">http_access allow ss4u</text:p>
      <text:p text:style-name="P25"/>
      <text:p text:style-name="P24">Step :3</text:p>
      <text:p text:style-name="P24">Configuration of squid server to restrict the download by make the following changes in</text:p>
      <text:p text:style-name="P24">squid.conf file.</text:p>
      <text:p text:style-name="P25">acl blkdownload urlpath_regex “/etc/squid/blocks.files.acl”</text:p>
      <text:p text:style-name="P24">First you create the file named as “blocks.files.acl” in that particular path.In that file itself,you</text:p>
      <text:p text:style-name="P24">mention what are the file extension you want to restrict by using the following code.</text:p>
      <text:p text:style-name="P24">\ .[Ee][Xx][Ee]$ For .Exe</text:p>
      <text:p text:style-name="P24">\ .[Aa][Vv][Ii]$ For .AVI</text:p>
      <text:p text:style-name="P24">\ .[Mm][Pp][Gg]$ For .MPG</text:p>
      <text:p text:style-name="P24">\ .[Mm][Pp][Ee][Gg]$ For .MPEG</text:p>
      <text:p text:style-name="P24"><text:soft-page-break/>By using the same way you restrict download of any file type and extension also.</text:p>
      <text:p text:style-name="P23"><draw:a xlink:type="simple" xlink:href="http://192.168.2.55/admin/wp-content/uploads/2014/02/d.png"><draw:frame draw:style-name="fr1" draw:name="graphics1" text:anchor-type="as-char" svg:width="3.0193in" svg:height="2.2693in" draw:z-index="0"><draw:image xlink:href="http://192.168.2.55/admin/wp-content/uploads/2014/02/d-300x225.png" xlink:type="simple" xlink:show="embed" xlink:actuate="onLoad"/><svg:title>d</svg:title></draw:frame></draw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Sans Pro" svg:font-family="'Source Sans Pro'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style:contextual-spacing="false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 style:contextual-spacing="false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1-03-22T11:04:52</meta:creation-date>
    <dc:date>2014-12-23T18:00:37</dc:date>
    <dc:creator>root </dc:creator>
    <meta:editing-duration>PT2H32M11S</meta:editing-duration>
    <meta:editing-cycles>17</meta:editing-cycles>
    <meta:generator>LibreOffice/4.0.4.2$Linux_x86 LibreOffice_project/400m0$Build-2</meta:generator>
    <meta:document-statistic meta:table-count="0" meta:image-count="1" meta:object-count="0" meta:page-count="2" meta:paragraph-count="33" meta:word-count="236" meta:character-count="1515" meta:non-whitespace-character-count="1311"/>
  </office:meta>
</office:document-meta>
</file>